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aphicsAreaBegin.getOrder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sAreaBegi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sAreaBegin.writeToStream( OutputStream o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raphicsAreaBegin.getData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sAreaBegin.setDrawBoundaryLines( boolean drawBoundaryLin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